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FB6FC397CF3D02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4cm, 2.798cm, 11.684cm, 7.628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99cm" svg:x="0.892cm" svg:y="2.192cm">
          <draw:image xlink:href="Pictures/10000000000005E8000007E05FB6FC397CF3D02F.jpg" xlink:type="simple" xlink:show="embed" xlink:actuate="onLoad" draw:mime-type="image/jpeg">
            <text:p text:style-name="P1"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5:37.233633497</dc:date>
    <meta:editing-duration>PT3M28S</meta:editing-duration>
    <meta:editing-cycles>7</meta:editing-cycles>
    <meta:generator>LibreOffice/7.4.1.2$MacOSX_AARCH64 LibreOffice_project/3c58a8f3a960df8bc8fd77b461821e42c061c5f0</meta:generator>
    <meta:document-statistic meta:object-count="1"/>
  </office:meta>
</office:document-meta>
</file>